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4545" fo:font-size="9pt" style:font-size-asian="9pt" style:font-size-complex="9pt"/>
    </style:style>
    <style:style style:name="P2" style:family="paragraph" style:parent-style-name="Standard" style:list-style-name="WWNum6">
      <style:paragraph-properties fo:margin-left="0.5in" fo:margin-right="0in" fo:margin-top="0.1665in" fo:margin-bottom="0.1665in" loext:contextual-spacing="false" fo:line-height="100%" fo:text-indent="-0.25in" style:auto-text-indent="false"/>
    </style:style>
    <style:style style:name="P3" style:family="paragraph" style:parent-style-name="Standard" style:list-style-name="WWNum13">
      <style:paragraph-properties fo:margin-left="0.5in" fo:margin-right="0in" fo:margin-top="0.1665in" fo:margin-bottom="0.1665in" loext:contextual-spacing="false" fo:line-height="100%" fo:text-indent="-0.25in" style:auto-text-indent="false"/>
    </style:style>
    <style:style style:name="P4" style:family="paragraph" style:parent-style-name="Standard" style:list-style-name="WWNum20">
      <style:paragraph-properties fo:margin-left="0.5in" fo:margin-right="0in" fo:margin-top="0.1665in" fo:margin-bottom="0.1665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6" style:family="paragraph" style:parent-style-name="Standard" style:list-style-name="WWNum43">
      <style:paragraph-properties fo:margin-left="0.5in" fo:margin-right="0in" fo:margin-top="0.1665in" fo:margin-bottom="0.1665in" loext:contextual-spacing="false" fo:line-height="100%" fo:text-indent="-0.25in" style:auto-text-indent="false"/>
    </style:style>
    <style:style style:name="P7" style:family="paragraph" style:parent-style-name="Standard" style:list-style-name="WWNum58">
      <style:paragraph-properties fo:margin-left="0.5in" fo:margin-right="0in" fo:margin-top="0.1665in" fo:margin-bottom="0.1665in" loext:contextual-spacing="false" fo:line-height="100%" fo:text-indent="-0.25in" style:auto-text-indent="false"/>
    </style:style>
    <style:style style:name="P8" style:family="paragraph" style:parent-style-name="Standard" style:list-style-name="WWNum35">
      <style:paragraph-properties fo:margin-left="0.5in" fo:margin-right="0in" fo:margin-top="0.1665in" fo:margin-bottom="0.1665in" loext:contextual-spacing="false" fo:line-height="100%" fo:text-indent="-0.25in" style:auto-text-indent="false"/>
    </style:style>
    <style:style style:name="P9" style:family="paragraph" style:parent-style-name="Standard" style:list-style-name="WWNum28">
      <style:paragraph-properties fo:margin-left="0.5in" fo:margin-right="0in" fo:margin-top="0.1665in" fo:margin-bottom="0.1665in" loext:contextual-spacing="false" fo:line-height="100%" fo:text-indent="-0.25in" style:auto-text-indent="false"/>
    </style:style>
    <style:style style:name="P10"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11" style:family="paragraph" style:parent-style-name="Standard" style:list-style-name="WWNum44">
      <style:paragraph-properties fo:margin-left="0.5in" fo:margin-right="0in" fo:margin-top="0.1665in" fo:margin-bottom="0.1665in" loext:contextual-spacing="false" fo:line-height="100%" fo:text-indent="-0.25in" style:auto-text-indent="false"/>
    </style:style>
    <style:style style:name="P12"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13" style:family="paragraph" style:parent-style-name="Standard" style:list-style-name="WWNum41">
      <style:paragraph-properties fo:margin-left="0.5in" fo:margin-right="0in" fo:margin-top="0.1665in" fo:margin-bottom="0.1665in" loext:contextual-spacing="false" fo:line-height="100%" fo:text-indent="-0.25in" style:auto-text-indent="false"/>
    </style:style>
    <style:style style:name="P14" style:family="paragraph" style:parent-style-name="Standard" style:list-style-name="WWNum15">
      <style:paragraph-properties fo:margin-left="0.5in" fo:margin-right="0in" fo:margin-top="0.1665in" fo:margin-bottom="0.1665in" loext:contextual-spacing="false" fo:line-height="100%" fo:text-indent="-0.25in" style:auto-text-indent="false"/>
    </style:style>
    <style:style style:name="P15" style:family="paragraph" style:parent-style-name="Standard" style:list-style-name="WWNum17">
      <style:paragraph-properties fo:margin-left="0.5in" fo:margin-right="0in" fo:margin-top="0.1665in" fo:margin-bottom="0.1665in" loext:contextual-spacing="false" fo:line-height="100%" fo:text-indent="-0.25in" style:auto-text-indent="false"/>
    </style:style>
    <style:style style:name="P16" style:family="paragraph" style:parent-style-name="Standard" style:list-style-name="WWNum48">
      <style:paragraph-properties fo:margin-left="0.5in" fo:margin-right="0in" fo:margin-top="0.1665in" fo:margin-bottom="0.1665in" loext:contextual-spacing="false" fo:line-height="100%" fo:text-indent="-0.25in" style:auto-text-indent="false"/>
    </style:style>
    <style:style style:name="P17" style:family="paragraph" style:parent-style-name="Standard" style:list-style-name="WWNum32">
      <style:paragraph-properties fo:margin-left="0.5in" fo:margin-right="0in" fo:margin-top="0.1665in" fo:margin-bottom="0.1665in" loext:contextual-spacing="false" fo:line-height="100%" fo:text-indent="-0.25in" style:auto-text-indent="false"/>
    </style:style>
    <style:style style:name="P18" style:family="paragraph" style:parent-style-name="Standard" style:list-style-name="WWNum12">
      <style:paragraph-properties fo:margin-left="0.5in" fo:margin-right="0in" fo:margin-top="0.1665in" fo:margin-bottom="0.1665in" loext:contextual-spacing="false" fo:line-height="100%" fo:text-indent="-0.25in" style:auto-text-indent="false"/>
    </style:style>
    <style:style style:name="P19" style:family="paragraph" style:parent-style-name="Standard" style:list-style-name="WWNum23">
      <style:paragraph-properties fo:margin-left="0.5in" fo:margin-right="0in" fo:margin-top="0.1665in" fo:margin-bottom="0.1665in" loext:contextual-spacing="false" fo:line-height="100%" fo:text-indent="-0.25in" style:auto-text-indent="false"/>
    </style:style>
    <style:style style:name="P20" style:family="paragraph" style:parent-style-name="Standard" style:list-style-name="WWNum29">
      <style:paragraph-properties fo:margin-left="0.5in" fo:margin-right="0in" fo:margin-top="0.1665in" fo:margin-bottom="0.1665in" loext:contextual-spacing="false" fo:line-height="100%" fo:text-indent="-0.25in" style:auto-text-indent="false"/>
    </style:style>
    <style:style style:name="P21" style:family="paragraph" style:parent-style-name="Standard" style:list-style-name="WWNum50">
      <style:paragraph-properties fo:margin-left="0.5in" fo:margin-right="0in" fo:margin-top="0.1665in" fo:margin-bottom="0.1665in" loext:contextual-spacing="false" fo:line-height="100%" fo:text-indent="-0.25in" style:auto-text-indent="false"/>
    </style:style>
    <style:style style:name="P22" style:family="paragraph" style:parent-style-name="Standard" style:list-style-name="WWNum34">
      <style:paragraph-properties fo:margin-left="0.5in" fo:margin-right="0in" fo:margin-top="0.1665in" fo:margin-bottom="0.1665in" loext:contextual-spacing="false" fo:line-height="100%" fo:text-indent="-0.25in" style:auto-text-indent="false"/>
    </style:style>
    <style:style style:name="P23" style:family="paragraph" style:parent-style-name="Standard" style:list-style-name="WWNum26">
      <style:paragraph-properties fo:margin-left="0.5in" fo:margin-right="0in" fo:margin-top="0.1665in" fo:margin-bottom="0.1665in" loext:contextual-spacing="false" fo:line-height="100%" fo:text-indent="-0.25in" style:auto-text-indent="false"/>
    </style:style>
    <style:style style:name="P24" style:family="paragraph" style:parent-style-name="Standard" style:list-style-name="WWNum45">
      <style:paragraph-properties fo:margin-left="0.5in" fo:margin-right="0in" fo:margin-top="0.1665in" fo:margin-bottom="0.1665in" loext:contextual-spacing="false" fo:line-height="100%" fo:text-indent="-0.25in" style:auto-text-indent="false"/>
    </style:style>
    <style:style style:name="P25" style:family="paragraph" style:parent-style-name="Standard" style:list-style-name="WWNum59">
      <style:paragraph-properties fo:margin-left="0.5in" fo:margin-right="0in" fo:margin-top="0.1665in" fo:margin-bottom="0.1665in" loext:contextual-spacing="false" fo:line-height="100%" fo:text-indent="-0.25in" style:auto-text-indent="false"/>
    </style:style>
    <style:style style:name="P26" style:family="paragraph" style:parent-style-name="Standard" style:list-style-name="WWNum52">
      <style:paragraph-properties fo:margin-left="0.5in" fo:margin-right="0in" fo:margin-top="0.1665in" fo:margin-bottom="0.1665in" loext:contextual-spacing="false" fo:line-height="100%" fo:text-indent="-0.25in" style:auto-text-indent="false"/>
    </style:style>
    <style:style style:name="P27" style:family="paragraph" style:parent-style-name="Standard" style:list-style-name="WWNum14">
      <style:paragraph-properties fo:margin-left="0.5in" fo:margin-right="0in" fo:margin-top="0.1665in" fo:margin-bottom="0.1665in" loext:contextual-spacing="false" fo:line-height="100%" fo:text-indent="-0.25in" style:auto-text-indent="false"/>
    </style:style>
    <style:style style:name="P28" style:family="paragraph" style:parent-style-name="Standard" style:list-style-name="WWNum51">
      <style:paragraph-properties fo:margin-left="0.5in" fo:margin-right="0in" fo:margin-top="0.1665in" fo:margin-bottom="0.1665in" loext:contextual-spacing="false" fo:line-height="100%" fo:text-indent="-0.25in" style:auto-text-indent="false"/>
    </style:style>
    <style:style style:name="P29" style:family="paragraph" style:parent-style-name="Standard" style:list-style-name="WWNum53">
      <style:paragraph-properties fo:margin-left="0.5in" fo:margin-right="0in" fo:margin-top="0.1665in" fo:margin-bottom="0.1665in" loext:contextual-spacing="false" fo:line-height="100%" fo:text-indent="-0.25in" style:auto-text-indent="false"/>
    </style:style>
    <style:style style:name="P30" style:family="paragraph" style:parent-style-name="Standard" style:list-style-name="WWNum47">
      <style:paragraph-properties fo:margin-left="0.5in" fo:margin-right="0in" fo:margin-top="0.1665in" fo:margin-bottom="0.1665in" loext:contextual-spacing="false" fo:line-height="100%" fo:text-indent="-0.25in" style:auto-text-indent="false"/>
    </style:style>
    <style:style style:name="P31" style:family="paragraph" style:parent-style-name="Standard" style:list-style-name="WWNum24">
      <style:paragraph-properties fo:margin-left="0.5in" fo:margin-right="0in" fo:margin-top="0.1665in" fo:margin-bottom="0.1665in" loext:contextual-spacing="false" fo:line-height="100%" fo:text-indent="-0.25in" style:auto-text-indent="false"/>
    </style:style>
    <style:style style:name="P32" style:family="paragraph" style:parent-style-name="Standard" style:list-style-name="WWNum37">
      <style:paragraph-properties fo:margin-left="0.5in" fo:margin-right="0in" fo:margin-top="0.1665in" fo:margin-bottom="0.1665in" loext:contextual-spacing="false" fo:line-height="100%" fo:text-indent="-0.25in" style:auto-text-indent="false"/>
    </style:style>
    <style:style style:name="P33" style:family="paragraph" style:parent-style-name="Standard" style:list-style-name="WWNum25">
      <style:paragraph-properties fo:margin-left="0.5in" fo:margin-right="0in" fo:margin-top="0.1665in" fo:margin-bottom="0.1665in" loext:contextual-spacing="false" fo:line-height="100%" fo:text-indent="-0.25in" style:auto-text-indent="false"/>
    </style:style>
    <style:style style:name="P34" style:family="paragraph" style:parent-style-name="Standard" style:list-style-name="WWNum38">
      <style:paragraph-properties fo:margin-left="0.5in" fo:margin-right="0in" fo:margin-top="0.1665in" fo:margin-bottom="0.1665in" loext:contextual-spacing="false" fo:line-height="100%" fo:text-indent="-0.25in" style:auto-text-indent="false"/>
    </style:style>
    <style:style style:name="P35" style:family="paragraph" style:parent-style-name="Standard" style:list-style-name="WWNum10">
      <style:paragraph-properties fo:margin-left="0.5in" fo:margin-right="0in" fo:margin-top="0.1665in" fo:margin-bottom="0.1665in" loext:contextual-spacing="false" fo:line-height="100%" fo:text-indent="-0.25in" style:auto-text-indent="false"/>
    </style:style>
    <style:style style:name="P36" style:family="paragraph" style:parent-style-name="Standard" style:list-style-name="WWNum16">
      <style:paragraph-properties fo:margin-left="0.5in" fo:margin-right="0in" fo:margin-top="0.1665in" fo:margin-bottom="0.1665in" loext:contextual-spacing="false" fo:line-height="100%" fo:text-indent="-0.25in" style:auto-text-indent="false"/>
    </style:style>
    <style:style style:name="P37"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38" style:family="paragraph" style:parent-style-name="Standard" style:list-style-name="WWNum42">
      <style:paragraph-properties fo:margin-left="0.5in" fo:margin-right="0in" fo:margin-top="0.1665in" fo:margin-bottom="0.1665in" loext:contextual-spacing="false" fo:line-height="100%" fo:text-indent="-0.25in" style:auto-text-indent="false"/>
    </style:style>
    <style:style style:name="P39"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54">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56">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62"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63"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64"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65"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6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6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68"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69"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70"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56">
      <style:paragraph-properties fo:margin-left="0.5in" fo:margin-right="0in" fo:margin-top="0in" fo:margin-bottom="0.1665in" loext:contextual-spacing="false" fo:line-height="100%" fo:text-indent="-0.25in" style:auto-text-indent="false"/>
    </style:style>
    <style:style style:name="P80"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81"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82"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83"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84"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85" style:family="paragraph" style:parent-style-name="Standard" style:list-style-name="WWNum57">
      <style:paragraph-properties fo:margin-left="0.5in" fo:margin-right="0in" fo:margin-top="0in" fo:margin-bottom="0.1665in" loext:contextual-spacing="false" fo:line-height="100%" fo:text-indent="-0.25in" style:auto-text-indent="false"/>
    </style:style>
    <style:style style:name="P86"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87"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88"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89"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9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91"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92" style:family="paragraph" style:parent-style-name="Standard">
      <style:paragraph-properties fo:margin-left="0in" fo:margin-right="0in" fo:margin-top="0.1665in" fo:margin-bottom="0.1665in" loext:contextual-spacing="false" fo:line-height="100%" fo:text-indent="0in" style:auto-text-indent="false"/>
      <style:text-properties fo:color="#454545" fo:font-size="9pt" style:text-underline-style="solid" style:text-underline-width="auto" style:text-underline-color="font-color" fo:font-weight="bold" style:font-size-asian="9pt" style:font-weight-asian="bold" style:font-size-complex="9pt"/>
    </style:style>
    <style:style style:name="P93" style:family="paragraph" style:parent-style-name="Standard" style:master-page-name="Standard">
      <style:paragraph-properties style:page-number="1"/>
    </style:style>
    <style:style style:name="T1" style:family="text">
      <style:text-properties fo:color="#454545" fo:font-size="9pt" style:text-underline-style="solid" style:text-underline-width="auto" style:text-underline-color="font-color" fo:font-weight="bold" style:font-size-asian="9pt" style:font-weight-asian="bold" style:font-size-complex="9pt"/>
    </style:style>
    <style:style style:name="T2" style:family="text">
      <style:text-properties fo:color="#454545" fo:font-size="9pt" style:text-underline-style="solid" style:text-underline-width="auto" style:text-underline-color="font-color" style:font-size-asian="9pt" style:font-size-complex="9pt"/>
    </style:style>
    <style:style style:name="T3" style:family="text">
      <style:text-properties fo:color="#454545" fo:font-size="9pt" style:font-size-asian="9pt" style:font-size-complex="9pt"/>
    </style:style>
    <style:style style:name="T4" style:family="text">
      <style:text-properties fo:color="#454545" fo:font-size="9pt" fo:font-weight="bold" style:font-size-asian="9pt" style:font-weight-asian="bold" style:font-size-complex="9pt"/>
    </style:style>
    <style:style style:name="T5" style:family="text">
      <style:text-properties fo:color="#454545" fo:font-size="9pt" fo:font-style="italic" style:font-size-asian="9pt" style:font-style-asian="italic" style:font-size-complex="9pt"/>
    </style:style>
    <style:style style:name="T6" style:family="text">
      <style:text-properties fo:color="#454545" fo:font-size="9pt" fo:font-style="italic" fo:font-weight="bold" style:font-size-asian="9pt" style:font-style-asian="italic" style:font-weight-asian="bold"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Billy Guide to JavaScript</text:span></text:p>
      <text:p text:style-name="Standard"><text:span text:style-name="T3">In JavaScript (JS) we end statements with ;</text:span></text:p>
      <text:p text:style-name="Standard"><text:span text:style-name="T3">All JS variables and function names are case sensitive. </text:span></text:p>
      <text:p text:style-name="Standard"><text:span text:style-name="T4">Best Practise:</text:span></text:p>
      <text:p text:style-name="Standard"><text:span text:style-name="T3">Write variable names in JavaScript in </text:span><text:span text:style-name="T5">camelCase</text:span><text:span text:style-name="T3">. In </text:span><text:span text:style-name="T5">camelCase</text:span><text:span text:style-name="T3">, multi-word variable names have the first word in lowercase and the first letter of each subsequent word is capitalized.</text:span></text:p>
      <text:p text:style-name="Standard"><text:span text:style-name="T3">In JavaScript, you can determine the type of a variable or a value with the typeof operator, as follows:</text:span></text:p>
      <text:p text:style-name="Standard"><text:span text:style-name="T3">typeof 3</text:span></text:p>
      <text:p text:style-name="Standard"><text:span text:style-name="T3"><text:s/>// returns 'number'</text:span></text:p>
      <text:p text:style-name="Standard"><text:span text:style-name="T3">typeof '3' // returns 'string'</text:span></text:p>
      <text:p text:style-name="P1"/>
      <text:p text:style-name="Standard"><text:span text:style-name="T4">Sometimes, when you write more code than you are used to and it doesn’t work, the little things are what betray us. Checking for missing semicolons, brackets, etc. can prove very useful.</text:span></text:p>
      <text:p text:style-name="P1"/>
      <text:p text:style-name="Standard"><text:span text:style-name="T2">Comments</text:span></text:p>
      <text:list xml:id="list4041705718" text:style-name="WWNum6">
        <text:list-item>
          <text:p text:style-name="P2"><text:span text:style-name="T3">Comments are lines of code that JavaScript will intentionally ignore. Comments are a great way to leave notes to yourself and to other people who will later need to figure out what that code does.</text:span></text:p>
        </text:list-item>
      </text:list>
      <text:p text:style-name="Standard"><text:span text:style-name="T3">// This is an in-line comment.</text:span></text:p>
      <text:p text:style-name="Standard"><text:span text:style-name="T3">/* This is a</text:span></text:p>
      <text:p text:style-name="Standard"><text:span text:style-name="T3">multi-line comment */</text:span></text:p>
      <text:p text:style-name="P1"/>
      <text:p text:style-name="Standard"><text:span text:style-name="T2">Data</text:span></text:p>
      <text:list xml:id="list1290361774" text:style-name="WWNum36">
        <text:list-item>
          <text:p text:style-name="P39"><text:span text:style-name="T3">Data is anything that is meaningful to the computer.</text:span></text:p>
        </text:list-item>
        <text:list-item>
          <text:p text:style-name="P61"><text:soft-page-break/><text:span text:style-name="T3">JavaScript provides eight different </text:span><text:span text:style-name="T5">data types</text:span><text:span text:style-name="T3"> which are </text:span><text:span text:style-name="T4">undefined</text:span><text:span text:style-name="T3">, </text:span><text:span text:style-name="T4">null</text:span><text:span text:style-name="T3">, </text:span><text:span text:style-name="T4">boolean</text:span><text:span text:style-name="T3">, </text:span><text:span text:style-name="T4">string</text:span><text:span text:style-name="T3">, </text:span><text:span text:style-name="T4">symbol</text:span><text:span text:style-name="T3">, </text:span><text:span text:style-name="T4">bigint</text:span><text:span text:style-name="T3">, </text:span><text:span text:style-name="T4">number</text:span><text:span text:style-name="T3">, and </text:span><text:span text:style-name="T4">object</text:span><text:span text:style-name="T3">.</text:span></text:p>
        </text:list-item>
        <text:list-item>
          <text:p text:style-name="P70"><text:span text:style-name="T4">Number</text:span><text:span text:style-name="T3"> is a data type which represents numeric data</text:span></text:p>
        </text:list-item>
      </text:list>
      <text:p text:style-name="Standard"><text:span text:style-name="T4"><text:tab/>+ = addition</text:span><text:span text:style-name="T3"><text:tab/>a = 5 + 10; </text:span></text:p>
      <text:p text:style-name="Standard"><text:span text:style-name="T3">a = 15;</text:span></text:p>
      <text:p text:style-name="Standard"><text:span text:style-name="T4"><text:tab/>- = subtraction</text:span><text:span text:style-name="T3"><text:tab/>a = 15 - 5;</text:span></text:p>
      <text:p text:style-name="Standard"><text:span text:style-name="T3">a = 10;</text:span></text:p>
      <text:p text:style-name="Standard"><text:span text:style-name="T4"><text:tab/>* = multiplication</text:span><text:span text:style-name="T3"><text:tab/>a = 5 * 5;</text:span></text:p>
      <text:p text:style-name="Standard"><text:span text:style-name="T3">a = 25;<text:tab/></text:span></text:p>
      <text:p text:style-name="Standard"><text:span text:style-name="T4"><text:tab/>/ = division<text:tab/></text:span><text:span text:style-name="T3">a = 9 / 3;</text:span></text:p>
      <text:p text:style-name="Standard"><text:span text:style-name="T3">a = 3;</text:span></text:p>
      <text:p text:style-name="Standard"><text:span text:style-name="T3"><text:tab/></text:span><text:span text:style-name="T4">++ = add 1</text:span><text:span text:style-name="T3"><text:tab/><text:tab/>a++; = a = a + 1;</text:span></text:p>
      <text:p text:style-name="Standard"><text:span text:style-name="T3"><text:tab/></text:span><text:span text:style-name="T4">- - = subtract 1<text:tab/></text:span><text:span text:style-name="T3"><text:tab/>a- -; = a = a - 1;</text:span></text:p>
      <text:list xml:id="list621423764" text:style-name="WWNum55">
        <text:list-item>
          <text:p text:style-name="P40"><text:span text:style-name="T3">Decimal numbers are called </text:span><text:span text:style-name="T4">floating point</text:span><text:span text:style-name="T3"> numbers or </text:span><text:span text:style-name="T4">floats</text:span><text:span text:style-name="T3">.</text:span></text:p>
        </text:list-item>
        <text:list-item>
          <text:p text:style-name="P71"><text:span text:style-name="T3">% = gives the </text:span><text:span text:style-name="T4">remainder</text:span><text:span text:style-name="T3"> of the division of 2 numbers</text:span></text:p>
        </text:list-item>
      </text:list>
      <text:p text:style-name="Standard"><text:span text:style-name="T3">var remainder = 2 % 11</text:span></text:p>
      <text:list xml:id="list513561995" text:style-name="WWNum13">
        <text:list-item>
          <text:p text:style-name="P3"><text:span text:style-name="T3">+= operator which does both mathematical operation and assignment ( plus and equal to) in 1 step. -= minus and equal to. *= multiply and equal to. /= divide and equal to</text:span></text:p>
        </text:list-item>
      </text:list>
      <text:p text:style-name="P1"/>
      <text:p text:style-name="Standard"><text:span text:style-name="T2">String</text:span></text:p>
      <text:list xml:id="list2070223731" text:style-name="WWNum49">
        <text:list-item>
          <text:p text:style-name="P41"><text:span text:style-name="T3">String = series of zero or more characters enclosed in single or double quotes (´´) (“”)</text:span></text:p>
        </text:list-item>
        <text:list-item>
          <text:p text:style-name="P72"><text:span text:style-name="T3">In JavaScript, you can </text:span><text:span text:style-name="T5">escape</text:span><text:span text:style-name="T3"> a quote from considering it as an end of string quote by placing a </text:span><text:span text:style-name="T5">backslash</text:span><text:span text:style-name="T3"> (\) in front of the quote.</text:span></text:p>
        </text:list-item>
      </text:list>
      <text:p text:style-name="Standard"><text:span text:style-name="T3">var myStr = "I am a \"double quoted\" string inside \"double quotes\””;</text:span></text:p>
      <text:p text:style-name="Standard"><text:soft-page-break/><text:span text:style-name="T3">goodStr = 'Jake asks Finn, "Hey, let\'s go on an adventure?"'; </text:span></text:p>
      <text:p text:style-name="Standard"><text:span text:style-name="T3">badStr = 'Finn responds, "Let's go!"'; // Throws an error</text:span></text:p>
      <text:list xml:id="list3726686502" text:style-name="WWNum20">
        <text:list-item>
          <text:p text:style-name="P4"><text:span text:style-name="T5">String</text:span><text:span text:style-name="T3"> values in JavaScript may be written with single or double quotes, as long as you start and end with the same type of quote. Unlike some other programming languages, single and double quotes work the same in JavaScript.</text:span></text:p>
        </text:list-item>
      </text:list>
      <text:p text:style-name="Standard"><text:span text:style-name="T3">\'<text:tab/>single quote</text:span></text:p>
      <text:p text:style-name="Standard"><text:span text:style-name="T3">\"<text:tab/>double quote</text:span></text:p>
      <text:p text:style-name="Standard"><text:span text:style-name="T3">\\<text:tab/>backslash</text:span></text:p>
      <text:p text:style-name="Standard"><text:span text:style-name="T3">\n<text:tab/>newline</text:span></text:p>
      <text:p text:style-name="Standard"><text:span text:style-name="T3">\r<text:tab/>carriage return</text:span></text:p>
      <text:p text:style-name="Standard"><text:span text:style-name="T3">\t<text:tab/>tab</text:span></text:p>
      <text:p text:style-name="Standard"><text:span text:style-name="T3">\b<text:tab/>word boundary</text:span></text:p>
      <text:p text:style-name="Standard"><text:span text:style-name="T3">\f<text:tab/>form feed</text:span></text:p>
      <text:list xml:id="list3521638919" text:style-name="WWNum3">
        <text:list-item>
          <text:p text:style-name="P5"><text:span text:style-name="T4">Concatenate</text:span><text:span text:style-name="T3"> = using a + with a string value. Allows new strings built from other strings. </text:span><text:span text:style-name="T4">Link things together in a chain or series.</text:span></text:p>
        </text:list-item>
      </text:list>
      <text:p text:style-name="Standard"><text:span text:style-name="T3">“I am Billy,” + “ This is a concatenation.”</text:span></text:p>
      <text:list xml:id="list268849036" text:style-name="WWNum43">
        <text:list-item>
          <text:p text:style-name="P6"><text:span text:style-name="T3">Concatenation does not add spaces between concatenated strings, so you'll need to add them yourself.</text:span></text:p>
        </text:list-item>
      </text:list>
      <text:p text:style-name="Standard"><text:span text:style-name="T3">var myStr = “Well “ + “done!”; // “Good job!”</text:span></text:p>
      <text:p text:style-name="Standard"><text:span text:style-name="T3">var myStr = “Well” + “done!” // “Goodjob!</text:span></text:p>
      <text:list xml:id="list3765256795" text:style-name="WWNum58">
        <text:list-item>
          <text:p text:style-name="P7"><text:span text:style-name="T3">Use += to concatenate a string onto the end of an existing string variable.</text:span></text:p>
        </text:list-item>
      </text:list>
      <text:p text:style-name="Standard"><text:span text:style-name="T3">var myStr = “This is the first sentence. “;</text:span></text:p>
      <text:p text:style-name="Standard"><text:span text:style-name="T3">myStr += “This is the second sentence.”;</text:span></text:p>
      <text:list xml:id="list4057292818" text:style-name="WWNum35">
        <text:list-item>
          <text:p text:style-name="P8"><text:span text:style-name="T3">By using the concatenation operator (+), you can insert one or more variables into a string you're building.</text:span></text:p>
        </text:list-item>
      </text:list>
      <text:p text:style-name="Standard"><text:span text:style-name="T3">var myName = “Billy”;</text:span></text:p>
      <text:p text:style-name="Standard"><text:soft-page-break/><text:span text:style-name="T3">var myStr = “My name is “ + myName + “ and I am well!”;</text:span></text:p>
      <text:list xml:id="list2447653388" text:style-name="WWNum28">
        <text:list-item>
          <text:p text:style-name="P9"><text:span text:style-name="T3">You can find the length of a string by using .length after the string variable/literal.</text:span></text:p>
        </text:list-item>
      </text:list>
      <text:p text:style-name="Standard"><text:span text:style-name="T3">var myName = “Billy”;</text:span></text:p>
      <text:p text:style-name="Standard"><text:span text:style-name="T3">myName.length = 5;</text:span></text:p>
      <text:list xml:id="list46326099" text:style-name="WWNum33">
        <text:list-item>
          <text:p text:style-name="P42"><text:span text:style-name="T4">Bracket notation</text:span><text:span text:style-name="T3"> is a way to get a character at a specific index within a string.</text:span></text:p>
        </text:list-item>
        <text:list-item>
          <text:p text:style-name="P62"><text:span text:style-name="T3">Most modern programming languages, like JavaScript, don't start counting at 1 like humans do. </text:span><text:span text:style-name="T4">They start at 0</text:span><text:span text:style-name="T3">. This is referred to as </text:span><text:span text:style-name="T6">Zero-based</text:span><text:span text:style-name="T4"> indexing</text:span><text:span text:style-name="T3">.</text:span></text:p>
        </text:list-item>
        <text:list-item>
          <text:p text:style-name="P62"><text:span text:style-name="T3">In JC string values are immutable, meaning they cannot be altered once created. The only way to change the string value would be to assign it another string.</text:span></text:p>
        </text:list-item>
        <text:list-item>
          <text:p text:style-name="P73"><text:span text:style-name="T3">Using </text:span><text:span text:style-name="T4">bracket notation</text:span><text:span text:style-name="T3"> to find a specific character</text:span></text:p>
        </text:list-item>
      </text:list>
      <text:p text:style-name="Standard"><text:span text:style-name="T3">var firstName = “Billy”;</text:span></text:p>
      <text:p text:style-name="Standard"><text:span text:style-name="T3">var secondLetterOfFirstName = firstName [1];<text:tab/>(remember computers start at 0 not 1)</text:span></text:p>
      <text:list xml:id="list3532597589" text:style-name="WWNum5">
        <text:list-item>
          <text:p text:style-name="P10"><text:span text:style-name="T3">Using </text:span><text:span text:style-name="T4">bracket notation</text:span><text:span text:style-name="T3"> to find the last character</text:span></text:p>
        </text:list-item>
      </text:list>
      <text:p text:style-name="Standard"><text:span text:style-name="T3">var firstName = “Billy”;</text:span></text:p>
      <text:p text:style-name="Standard"><text:span text:style-name="T3">var lastLetter = firstName[firstName.length - 1];</text:span></text:p>
      <text:p text:style-name="P1"/>
      <text:p text:style-name="P1"/>
      <text:p text:style-name="P1"/>
      <text:p text:style-name="Standard"><text:span text:style-name="T2">Variables</text:span></text:p>
      <text:list xml:id="list4288998314" text:style-name="WWNum27">
        <text:list-item>
          <text:p text:style-name="P43"><text:span text:style-name="T5">Variables</text:span><text:span text:style-name="T3"> allow computers to store and manipulate data in a dynamic fashion. They do this by using a "label" to point to the data rather than using the data itself. Any of the eight data types may be stored in a variable.</text:span></text:p>
        </text:list-item>
        <text:list-item>
          <text:p text:style-name="P63"><text:span text:style-name="T3">Variables are similar to the x and y variables you use in mathematics, which means they're a simple name to represent the data we want to refer to. Computer variables differ from mathematical variables in that they can store different values at different times.</text:span></text:p>
        </text:list-item>
        <text:list-item>
          <text:p text:style-name="P63"><text:span text:style-name="T3">Variable names can be made up of numbers, letters, and $ or _, but may not contain spaces or start with a number.</text:span></text:p>
        </text:list-item>
        <text:list-item>
          <text:p text:style-name="P74"><text:span text:style-name="T3">In JavaScript, you can store a value in a variable with the </text:span><text:span text:style-name="T5">assignment</text:span><text:span text:style-name="T3"> operator (=).</text:span></text:p>
        </text:list-item>
      </text:list>
      <text:p text:style-name="Standard"><text:soft-page-break/><text:span text:style-name="T3">var a;</text:span></text:p>
      <text:p text:style-name="Standard"><text:span text:style-name="T3">a = 5</text:span></text:p>
      <text:list xml:id="list174986350" text:style-name="WWNum44">
        <text:list-item>
          <text:p text:style-name="P11"><text:span text:style-name="T3">After a value is assigned to a variable using the </text:span><text:span text:style-name="T5">assignment</text:span><text:span text:style-name="T3"> operator, you can assign the value of that variable to another variable using the </text:span><text:span text:style-name="T5">assignment</text:span><text:span text:style-name="T3"> operator.</text:span></text:p>
        </text:list-item>
      </text:list>
      <text:p text:style-name="Standard"><text:span text:style-name="T3">var a;</text:span></text:p>
      <text:p text:style-name="Standard"><text:span text:style-name="T3">a = 5;</text:span></text:p>
      <text:p text:style-name="Standard"><text:span text:style-name="T3">var b;</text:span></text:p>
      <text:p text:style-name="Standard"><text:span text:style-name="T3">b = a;</text:span></text:p>
      <text:list xml:id="list3487560563" text:style-name="WWNum8">
        <text:list-item>
          <text:p text:style-name="P12"><text:span text:style-name="T3">It is common to </text:span><text:span text:style-name="T5">initialize</text:span><text:span text:style-name="T3"> a variable to an initial value in the same line as it is declared.</text:span></text:p>
        </text:list-item>
      </text:list>
      <text:p text:style-name="Standard"><text:span text:style-name="T3">var a = 5;</text:span></text:p>
      <text:list xml:id="list4176631848" text:style-name="WWNum41">
        <text:list-item>
          <text:p text:style-name="P13"><text:span text:style-name="T4">undefined</text:span><text:span text:style-name="T3"> is the initial value of JS variables.</text:span></text:p>
        </text:list-item>
      </text:list>
      <text:p text:style-name="P1"/>
      <text:p text:style-name="P1"/>
      <text:p text:style-name="Standard"><text:span text:style-name="T2">Array</text:span></text:p>
      <text:list xml:id="list3995588238" text:style-name="WWNum31">
        <text:list-item>
          <text:p text:style-name="P44"><text:span text:style-name="T4">Array</text:span><text:span text:style-name="T3"> variables can store several pieces of data in one place</text:span></text:p>
        </text:list-item>
        <text:list-item>
          <text:p text:style-name="P75"><text:span text:style-name="T3">Start an array declaration with square brackets [ ] and a comma , between each entry</text:span></text:p>
        </text:list-item>
      </text:list>
      <text:p text:style-name="Standard"><text:span text:style-name="T3">var ice-cream = [“chocolate”, “strawberry”, “vanilla”].</text:span></text:p>
      <text:list xml:id="list672313544" text:style-name="WWNum30">
        <text:list-item>
          <text:p text:style-name="P45"><text:span text:style-name="T4">Number</text:span><text:span text:style-name="T3"> values do not need “ “.</text:span></text:p>
        </text:list-item>
        <text:list-item>
          <text:p text:style-name="P76"><text:span text:style-name="T4">Multi-dimensional array </text:span><text:span text:style-name="T3">= an array nested within another array</text:span></text:p>
        </text:list-item>
      </text:list>
      <text:p text:style-name="Standard"><text:span text:style-name="T3">[[“City”, 3], [“United”, 2]]</text:span></text:p>
      <text:list xml:id="list4121966759" text:style-name="WWNum15">
        <text:list-item>
          <text:p text:style-name="P14"><text:span text:style-name="T4">Array Indexes</text:span><text:span text:style-name="T3"> = written in the same bracket notation as strings, but instead of specifying a character, they specify an entry in the array. </text:span><text:span text:style-name="T4">Arrays use zero-bases indexing</text:span><text:span text:style-name="T3">.</text:span></text:p>
        </text:list-item>
      </text:list>
      <text:p text:style-name="Standard"><text:span text:style-name="T3">var array = [10,20,30];</text:span></text:p>
      <text:p text:style-name="Standard"><text:soft-page-break/><text:span text:style-name="T3">array [0]; // equals 10</text:span></text:p>
      <text:p text:style-name="Standard"><text:span text:style-name="T3">var data = array[1]; // equals 20</text:span></text:p>
      <text:list xml:id="list3735279767" text:style-name="WWNum54">
        <text:list-item>
          <text:p text:style-name="P46"><text:span text:style-name="T4">Arrays are mutable and can be changed freely</text:span></text:p>
        </text:list-item>
        <text:list-item>
          <text:p text:style-name="P64"><text:span text:style-name="T3">There should be </text:span><text:span text:style-name="T4">no spaces</text:span><text:span text:style-name="T3"> between </text:span><text:span text:style-name="T4">array name</text:span><text:span text:style-name="T3"> and </text:span><text:span text:style-name="T4">square brackets</text:span></text:p>
        </text:list-item>
        <text:list-item>
          <text:p text:style-name="P64"><text:span text:style-name="T3">When you use brackets to access your array, the first set of brackets refers to the entries in the outer-most (the first level) array, and each additional pair of brackets refers to the next level of entries inside.</text:span></text:p>
        </text:list-item>
        <text:list-item>
          <text:p text:style-name="P77"><text:span text:style-name="T3">.push() = pushes value to the end of an array.</text:span></text:p>
        </text:list-item>
      </text:list>
      <text:p text:style-name="Standard"><text:span text:style-name="T3">var myArray = [2, 4, 6];</text:span></text:p>
      <text:p text:style-name="Standard"><text:span text:style-name="T3">myArray.push(8);</text:span></text:p>
      <text:p text:style-name="Standard"><text:span text:style-name="T3">// myArray now = [2, 4, 6, 8];</text:span></text:p>
      <text:p text:style-name="Standard"><text:span text:style-name="T3">var ourArray = [“Frank”, “Steve”];</text:span></text:p>
      <text:p text:style-name="Standard"><text:span text:style-name="T3">ourArray.push([“Jen”, “Alan”]);</text:span></text:p>
      <text:p text:style-name="Standard"><text:span text:style-name="T3">// ourArray now = [“Frank”, “Steve”, [“Jen”, “Alan”]]</text:span></text:p>
      <text:list xml:id="list3332122882" text:style-name="WWNum17">
        <text:list-item>
          <text:p text:style-name="P15"><text:span text:style-name="T3">.pop() = takes value off the end of an array.</text:span></text:p>
        </text:list-item>
      </text:list>
      <text:p text:style-name="Standard"><text:span text:style-name="T3">var myArray = [2, 4, 6];</text:span></text:p>
      <text:p text:style-name="Standard"><text:span text:style-name="T3">var removedFromMyArray = myArray.pop();</text:span></text:p>
      <text:p text:style-name="Standard"><text:span text:style-name="T3">// myArray now = [2, 4];</text:span></text:p>
      <text:p text:style-name="Standard"><text:span text:style-name="T3">removedFromMyArray now = 6;</text:span></text:p>
      <text:list xml:id="list2440495908" text:style-name="WWNum48">
        <text:list-item>
          <text:p text:style-name="P16"><text:span text:style-name="T3">.shift() = takes value off the start of an array.</text:span></text:p>
        </text:list-item>
      </text:list>
      <text:p text:style-name="Standard"><text:span text:style-name="T3">var myArray = [2, 4, 6];</text:span></text:p>
      <text:p text:style-name="Standard"><text:span text:style-name="T3">var removedFromMyArray = myArray.shift();</text:span></text:p>
      <text:p text:style-name="Standard"><text:span text:style-name="T3">// myArray now = [4, 6];</text:span></text:p>
      <text:p text:style-name="Standard"><text:soft-page-break/><text:span text:style-name="T3">removedFromMyArray now = 2</text:span></text:p>
      <text:list xml:id="list3034468291" text:style-name="WWNum32">
        <text:list-item>
          <text:p text:style-name="P17"><text:span text:style-name="T3">.unshift() = adds value to the start of an array</text:span></text:p>
        </text:list-item>
      </text:list>
      <text:p text:style-name="Standard"><text:span text:style-name="T3">var myArray = [4, 6, 8];</text:span></text:p>
      <text:p text:style-name="Standard"><text:span text:style-name="T3">myArray.unshift(2);</text:span></text:p>
      <text:p text:style-name="Standard"><text:span text:style-name="T3">// myArray now = [2, 4, 6 ,8];</text:span></text:p>
      <text:list xml:id="list2646582847" text:style-name="WWNum12">
        <text:list-item>
          <text:p text:style-name="P18"><text:span text:style-name="T3">You can access nested arrays { { { this part } } } by chaining together bracket notation [ ] and dot notation .</text:span></text:p>
        </text:list-item>
      </text:list>
      <text:p text:style-name="P1"/>
      <text:p text:style-name="P1"/>
      <text:p text:style-name="Standard"><text:span text:style-name="T2">Functions</text:span></text:p>
      <text:list xml:id="list2272747207" text:style-name="WWNum23">
        <text:list-item>
          <text:p text:style-name="P19"><text:span text:style-name="T4">Functions</text:span><text:span text:style-name="T3"> are reusable parts of divided code</text:span></text:p>
        </text:list-item>
      </text:list>
      <text:p text:style-name="Standard"><text:span text:style-name="T3">function functionName() {</text:span></text:p>
      <text:p text:style-name="Standard"><text:span text:style-name="T3"><text:tab/>console.log(“Hello World”);</text:span></text:p>
      <text:p text:style-name="Standard"><text:span text:style-name="T3">}</text:span></text:p>
      <text:p text:style-name="Standard"><text:span text:style-name="T3">functionName();</text:span></text:p>
      <text:list xml:id="list1183160570" text:style-name="WWNum1">
        <text:list-item>
          <text:p text:style-name="P47"><text:span text:style-name="T4">Parameters</text:span><text:span text:style-name="T3"> are variables acting as placeholders for values that are to be inputted to a function when called.</text:span></text:p>
        </text:list-item>
        <text:list-item>
          <text:p text:style-name="P78"><text:span text:style-name="T4">Scope</text:span><text:span text:style-name="T3">:</text:span></text:p>
        </text:list-item>
      </text:list>
      <text:p text:style-name="Standard"><text:span text:style-name="T4">Global scope</text:span><text:span text:style-name="T3">: The variable is available throughout the code</text:span></text:p>
      <text:p text:style-name="Standard"><text:span text:style-name="T4">Local scope</text:span><text:span text:style-name="T3">: Available in only a certain area (like only within function).</text:span></text:p>
      <text:p text:style-name="Standard"><text:span text:style-name="T4">Block scope</text:span><text:span text:style-name="T3">: Available within an </text:span><text:span text:style-name="T5">even more</text:span><text:span text:style-name="T3"> certain area (like an if-statement)</text:span></text:p>
      <text:list xml:id="list1125128406" text:style-name="WWNum56">
        <text:list-item>
          <text:p text:style-name="P48"><text:span text:style-name="T4">ALWAYS DECLARE VARIABLES WITH var</text:span></text:p>
        </text:list-item>
        <text:list-item>
          <text:p text:style-name="P79"><text:span text:style-name="T3">You can have both </text:span><text:span text:style-name="T4">local</text:span><text:span text:style-name="T3"> and </text:span><text:span text:style-name="T4">global</text:span><text:span text:style-name="T3"> variables with the same name, when this is done, the local variable takes precedence over the global variable.</text:span></text:p>
        </text:list-item>
      </text:list>
      <text:p text:style-name="Standard"><text:soft-page-break/><text:span text:style-name="T3">var myVar = “Hat”;</text:span></text:p>
      <text:p text:style-name="Standard"><text:span text:style-name="T3">function myFun() {</text:span></text:p>
      <text:p text:style-name="Standard"><text:span text:style-name="T3"><text:tab/>var myVar = “Head”;<text:tab/> <text:s text:c="6"/>the myFun function will return </text:span><text:span text:style-name="T4">Head</text:span><text:span text:style-name="T3"> because</text:span></text:p>
      <text:p text:style-name="Standard"><text:span text:style-name="T3"><text:tab/>return myVar; } <text:s text:c="16"/>the local variable is present.</text:span></text:p>
      <text:list xml:id="list995809809" text:style-name="WWNum29">
        <text:list-item>
          <text:p text:style-name="P20"><text:span text:style-name="T3">Use </text:span><text:span text:style-name="T4">return</text:span><text:span text:style-name="T3"> to sent a value back out of a function.</text:span></text:p>
        </text:list-item>
      </text:list>
      <text:p text:style-name="Standard"><text:span text:style-name="T3">function timesTwo(num) {</text:span></text:p>
      <text:p text:style-name="Standard"><text:span text:style-name="T3"><text:tab/>return num * 2;<text:tab/>}</text:span></text:p>
      <text:p text:style-name="Standard"><text:span text:style-name="T3">var answer = timesTwo(5); // = 10</text:span></text:p>
      <text:p text:style-name="P1"/>
      <text:p text:style-name="Standard"><text:span text:style-name="T2">Comparisons</text:span></text:p>
      <text:list xml:id="list2119200432" text:style-name="WWNum22">
        <text:list-item>
          <text:p text:style-name="P49"><text:span text:style-name="T3">Booleans are </text:span><text:span text:style-name="T4">true</text:span><text:span text:style-name="T3"> or </text:span><text:span text:style-name="T4">false</text:span><text:span text:style-name="T3"> values.</text:span></text:p>
        </text:list-item>
        <text:list-item>
          <text:p text:style-name="P65"><text:span text:style-name="T3">Boolean values are never written with quotes. “true” and “false” are no Boolean and have no special meaning in JS.</text:span></text:p>
        </text:list-item>
        <text:list-item>
          <text:p text:style-name="P65"><text:span text:style-name="T4">If</text:span><text:span text:style-name="T3"> statements make are used to make decisions in code. if tells JS to execute the code inside the curly brackets { } under certain conditions (true/false). If condition is </text:span><text:span text:style-name="T4">true</text:span><text:span text:style-name="T3">, the program executes the statement inside the curly brackets. If </text:span><text:span text:style-name="T4">false</text:span><text:span text:style-name="T3">, statement will not be executed.</text:span></text:p>
        </text:list-item>
        <text:list-item>
          <text:p text:style-name="P80"><text:span text:style-name="T4">Equality operator</text:span><text:span text:style-name="T3"> == compares 2 values and returns true if they are equivalent, or false if they are not.</text:span></text:p>
        </text:list-item>
      </text:list>
      <text:p text:style-name="Standard"><text:span text:style-name="T3">Note that equality is different from assignment (=), which assigns the value on the right of the operator to a variable on the left.</text:span></text:p>
      <text:p text:style-name="Standard"><text:span text:style-name="T3"><text:tab/>== converts both values being compares to a common type. This is called </text:span><text:span text:style-name="T4">Type Coercion</text:span><text:span text:style-name="T3">.</text:span></text:p>
      <text:list xml:id="list3033273555" text:style-name="WWNum50">
        <text:list-item>
          <text:p text:style-name="P21"><text:span text:style-name="T4">Strict equality</text:span><text:span text:style-name="T3"> === same as == however strict equality operator does not perform type conversion.</text:span></text:p>
        </text:list-item>
      </text:list>
      <text:p text:style-name="Standard"><text:span text:style-name="T3">2 === 2 // true<text:tab/><text:tab/>this is because “2” is a string, while 2 is a number.</text:span></text:p>
      <text:p text:style-name="Standard"><text:span text:style-name="T3">2 === “2” // false<text:tab/></text:span></text:p>
      <text:list xml:id="list538071002" text:style-name="WWNum34">
        <text:list-item>
          <text:p text:style-name="P22"><text:span text:style-name="T4">Inequality operator</text:span><text:span text:style-name="T3"> != is the opposite to equality operator ==</text:span></text:p>
        </text:list-item>
      </text:list>
      <text:p text:style-name="Standard"><text:span text:style-name="T3">Like the equality operator, the inequality operator will convert data types of values while comparing.</text:span></text:p>
      <text:list xml:id="list2027681674" text:style-name="WWNum26">
        <text:list-item>
          <text:p text:style-name="P23"><text:soft-page-break/><text:span text:style-name="T4">Strict inequality</text:span><text:span text:style-name="T3"> operator !== is the opposite to Strict equality operator ===</text:span></text:p>
        </text:list-item>
      </text:list>
      <text:p text:style-name="Standard"><text:span text:style-name="T3">Strict inequality will not convert data types.</text:span></text:p>
      <text:list xml:id="list3258054474" text:style-name="WWNum7">
        <text:list-item>
          <text:p text:style-name="P50"><text:span text:style-name="T4">Greater than</text:span><text:span text:style-name="T3"> operator &gt; compares the values of 2 numbers. If the number on the left is greater, it returns </text:span><text:span text:style-name="T4">true</text:span><text:span text:style-name="T3">. If the number on the right is greater, it returns </text:span><text:span text:style-name="T4">false</text:span><text:span text:style-name="T3">.</text:span></text:p>
        </text:list-item>
        <text:list-item>
          <text:p text:style-name="P66"><text:span text:style-name="T4">Greater than or equal to</text:span><text:span text:style-name="T3"> operator &gt;= if the left number is greater than or equal to the number on the right, the statement returns true. Otherwise it returns false.</text:span></text:p>
        </text:list-item>
        <text:list-item>
          <text:p text:style-name="P66"><text:span text:style-name="T4">Less than</text:span><text:span text:style-name="T3"> operator &lt; is the opposite of greater than operator &gt;.</text:span></text:p>
        </text:list-item>
        <text:list-item>
          <text:p text:style-name="P66"><text:span text:style-name="T4">Less than or equal to</text:span><text:span text:style-name="T3"> operator &lt;= is the opposite to greater than or equal to operator &gt;=</text:span></text:p>
        </text:list-item>
        <text:list-item>
          <text:p text:style-name="P66"><text:span text:style-name="T4">Logical and</text:span><text:span text:style-name="T3"> operator </text:span><text:span text:style-name="T4">&amp;&amp;</text:span><text:span text:style-name="T3"> test more than one statement at a time. This returns true if and only if the values to the left and right are true.</text:span></text:p>
        </text:list-item>
        <text:list-item>
          <text:p text:style-name="P66"><text:span text:style-name="T4">Logical or</text:span><text:span text:style-name="T3"> operator </text:span><text:span text:style-name="T4">||</text:span><text:span text:style-name="T3"> returns true if either values is true, and returns false if neither are true.</text:span></text:p>
        </text:list-item>
        <text:list-item>
          <text:p text:style-name="P81"><text:span text:style-name="T4">Else</text:span><text:span text:style-name="T3"> statements allow an alternate block of code to be executed when the </text:span><text:span text:style-name="T4">if </text:span><text:span text:style-name="T3">statement is false.</text:span></text:p>
        </text:list-item>
      </text:list>
      <text:p text:style-name="Standard"><text:span text:style-name="T3">if (num &gt; 5) {</text:span></text:p>
      <text:p text:style-name="Standard"><text:span text:style-name="T3"><text:tab/>return “Bigger than 5”; </text:span></text:p>
      <text:p text:style-name="Standard"><text:span text:style-name="T3">} else { <text:s text:c="8"/><text:tab/><text:tab/><text:tab/></text:span><text:span text:style-name="T4">bottom</text:span><text:span text:style-name="T3"> </text:span><text:span text:style-name="T4">block of code will be executed, if the if </text:span></text:p>
      <text:p text:style-name="Standard"><text:span text:style-name="T3"><text:tab/>return “5 or less”; }<text:tab/></text:span><text:span text:style-name="T4">statement is false.</text:span></text:p>
      <text:list xml:id="list3620664096" text:style-name="WWNum45">
        <text:list-item>
          <text:p text:style-name="P24"><text:span text:style-name="T3">You can combine </text:span><text:span text:style-name="T4">if</text:span><text:span text:style-name="T3"> and </text:span><text:span text:style-name="T4">else</text:span><text:span text:style-name="T3"> statements</text:span></text:p>
        </text:list-item>
      </text:list>
      <text:p text:style-name="Standard"><text:span text:style-name="T3">if (num &gt; 15) {</text:span></text:p>
      <text:p text:style-name="Standard"><text:span text:style-name="T3"><text:s text:c="2"/>return "Bigger than 15”;</text:span></text:p>
      <text:p text:style-name="Standard"><text:span text:style-name="T3">} else if (num &lt; 5) {</text:span></text:p>
      <text:p text:style-name="Standard"><text:span text:style-name="T3"><text:s text:c="2"/>return "Smaller than 5";</text:span></text:p>
      <text:p text:style-name="Standard"><text:span text:style-name="T3">} else {</text:span></text:p>
      <text:p text:style-name="Standard"><text:span text:style-name="T3"><text:s text:c="2"/>return "Between 5 and 15"; }</text:span></text:p>
      <text:list xml:id="list3693396193" text:style-name="WWNum11">
        <text:list-item>
          <text:p text:style-name="P51"><text:span text:style-name="T3">Order is important in </text:span><text:span text:style-name="T4">if</text:span><text:span text:style-name="T3"> and </text:span><text:span text:style-name="T4">if else</text:span><text:span text:style-name="T3"> statments. The function is executed from </text:span><text:span text:style-name="T4">top to bottom. </text:span></text:p>
        </text:list-item>
        <text:list-item>
          <text:p text:style-name="P67"><text:soft-page-break/><text:span text:style-name="T4">If</text:span><text:span text:style-name="T3"> = first conditional in every if/else statement, if true, execute the code and ignore <text:s/>the rest.</text:span></text:p>
        </text:list-item>
        <text:list-item>
          <text:p text:style-name="P67"><text:span text:style-name="T4">Else if</text:span><text:span text:style-name="T3"> = can never be used as first conditional, comes after if. If the case is true, execute code. If not move to next conditional.</text:span></text:p>
        </text:list-item>
        <text:list-item>
          <text:p text:style-name="P82"><text:span text:style-name="T4">Else</text:span><text:span text:style-name="T3"> = if all previous conditions are false, execute </text:span><text:span text:style-name="T4">else</text:span><text:span text:style-name="T3"> code.<text:tab/></text:span></text:p>
        </text:list-item>
      </text:list>
      <text:p text:style-name="P1"/>
      <text:p text:style-name="Standard"><text:span text:style-name="T2">Switch</text:span></text:p>
      <text:list xml:id="list1121709396" text:style-name="WWNum39">
        <text:list-item>
          <text:p text:style-name="P52"><text:span text:style-name="T4">Switch</text:span><text:span text:style-name="T3"> = tests a value and can have many case statements which define various possible values.</text:span></text:p>
        </text:list-item>
        <text:list-item>
          <text:p text:style-name="P68"><text:span text:style-name="T3">Statements are executed from the first matched </text:span><text:span text:style-name="T4">case</text:span><text:span text:style-name="T3"> value until a </text:span><text:span text:style-name="T4">break</text:span><text:span text:style-name="T3"> is encountered.</text:span></text:p>
        </text:list-item>
        <text:list-item>
          <text:p text:style-name="P83"><text:span text:style-name="T4">Case</text:span><text:span text:style-name="T3"> = <text:s/>tested with strict equality ===</text:span></text:p>
        </text:list-item>
      </text:list>
      <text:p text:style-name="Standard"><text:span text:style-name="T3">Case === value</text:span></text:p>
      <text:list xml:id="list1052257091" text:style-name="WWNum59">
        <text:list-item>
          <text:p text:style-name="P25"><text:span text:style-name="T4">Break</text:span><text:span text:style-name="T3"> = tells program to break out of switch once the matched statement (case) is executed.</text:span></text:p>
        </text:list-item>
      </text:list>
      <text:p text:style-name="P1"/>
      <text:p text:style-name="Standard"><text:span text:style-name="T3">function caseInSwitch(val) {</text:span></text:p>
      <text:p text:style-name="Standard"><text:span text:style-name="T3"><text:s text:c="2"/>var answer = "";</text:span></text:p>
      <text:p text:style-name="P1"/>
      <text:p text:style-name="Standard"><text:span text:style-name="T3">switch(val) {</text:span></text:p>
      <text:p text:style-name="Standard"><text:span text:style-name="T3"><text:s text:c="2"/>case 1:</text:span></text:p>
      <text:p text:style-name="Standard"><text:span text:style-name="T3"><text:s text:c="2"/>return ("alpha"); <text:s text:c="6"/></text:span></text:p>
      <text:p text:style-name="Standard"><text:span text:style-name="T3"><text:s text:c="2"/>break;</text:span></text:p>
      <text:p text:style-name="Standard"><text:span text:style-name="T3"><text:s text:c="2"/>case 2:</text:span></text:p>
      <text:p text:style-name="Standard"><text:span text:style-name="T3"><text:s text:c="2"/>answer = ("beta");</text:span></text:p>
      <text:p text:style-name="Standard"><text:span text:style-name="T3"><text:s text:c="2"/>break;</text:span></text:p>
      <text:p text:style-name="Standard"><text:soft-page-break/><text:span text:style-name="T3"><text:s text:c="2"/>case 3:</text:span></text:p>
      <text:p text:style-name="Standard"><text:span text:style-name="T3"><text:s text:c="2"/>return ("gamma");</text:span></text:p>
      <text:p text:style-name="Standard"><text:span text:style-name="T3"><text:s text:c="2"/>break;</text:span></text:p>
      <text:p text:style-name="Standard"><text:span text:style-name="T3"><text:s text:c="2"/>case 4:</text:span></text:p>
      <text:p text:style-name="Standard"><text:span text:style-name="T3"><text:s text:c="2"/>answer = ("delta");</text:span></text:p>
      <text:p text:style-name="Standard"><text:span text:style-name="T3"><text:s text:c="2"/>break;</text:span></text:p>
      <text:p text:style-name="Standard"><text:span text:style-name="T3">}</text:span></text:p>
      <text:p text:style-name="Standard"><text:span text:style-name="T3"><text:s/>return answer;</text:span></text:p>
      <text:p text:style-name="Standard"><text:span text:style-name="T3">}</text:span></text:p>
      <text:p text:style-name="P1"/>
      <text:p text:style-name="Standard"><text:span text:style-name="T3">The script of code above demonstrates 2 methods of using </text:span><text:span text:style-name="T4">switch</text:span><text:span text:style-name="T3"> statements to select from many options.</text:span></text:p>
      <text:p text:style-name="P1"/>
      <text:p text:style-name="Standard"><text:span text:style-name="T3">caseInSwitch(1);</text:span></text:p>
      <text:p text:style-name="Standard"><text:span text:style-name="T3">switch (expr) {</text:span></text:p>
      <text:p text:style-name="Standard"><text:span text:style-name="T3"><text:s text:c="2"/>case 'Oranges':</text:span></text:p>
      <text:p text:style-name="Standard"><text:span text:style-name="T3"><text:s text:c="4"/>console.log('Oranges are $0.59 a pound.');</text:span></text:p>
      <text:p text:style-name="Standard"><text:span text:style-name="T3"><text:s text:c="4"/>break;</text:span></text:p>
      <text:p text:style-name="Standard"><text:span text:style-name="T3"><text:s text:c="2"/>case 'Apples':</text:span></text:p>
      <text:p text:style-name="Standard"><text:span text:style-name="T3"><text:s text:c="4"/>console.log('Apples are $0.32 a pound.');</text:span></text:p>
      <text:p text:style-name="Standard"><text:span text:style-name="T3"><text:s text:c="4"/>break;</text:span></text:p>
      <text:p text:style-name="Standard"><text:span text:style-name="T3"><text:s text:c="2"/>case 'Bananas':</text:span></text:p>
      <text:p text:style-name="Standard"><text:soft-page-break/><text:span text:style-name="T3"><text:s text:c="4"/>console.log('Bananas are $0.48 a pound.');</text:span></text:p>
      <text:p text:style-name="Standard"><text:span text:style-name="T3"><text:s text:c="4"/>break;</text:span></text:p>
      <text:p text:style-name="Standard"><text:span text:style-name="T3">^^^</text:span></text:p>
      <text:p text:style-name="Standard"><text:span text:style-name="T3">If the expression (expr) evaluates to Apples, the program will match the value with </text:span><text:span text:style-name="T4">case</text:span><text:span text:style-name="T3"> ‘Apples’ and executes the attached statement.</text:span></text:p>
      <text:p text:style-name="Standard"><text:span text:style-name="T3">When </text:span><text:span text:style-name="T4">break</text:span><text:span text:style-name="T3"> is encountered, the program breaks out of switch and executes the statement following switch. If </text:span><text:span text:style-name="T4">break</text:span><text:span text:style-name="T3"> was not there, the statement for ‘Bananas’ would also be executed, and so on until a </text:span><text:span text:style-name="T4">break</text:span><text:span text:style-name="T3"> is found.</text:span></text:p>
      <text:p text:style-name="P1"/>
      <text:list xml:id="list649924890" text:style-name="WWNum46">
        <text:list-item>
          <text:p text:style-name="P53"><text:span text:style-name="T4">Default</text:span><text:span text:style-name="T3"> = will execute code if no matching </text:span><text:span text:style-name="T4">case</text:span><text:span text:style-name="T3"> statement is found true.</text:span></text:p>
        </text:list-item>
        <text:list-item>
          <text:p text:style-name="P84"><text:span text:style-name="T3">You can execute several </text:span><text:span text:style-name="T4">case</text:span><text:span text:style-name="T3"> statements by omitting the </text:span><text:span text:style-name="T4">break</text:span><text:span text:style-name="T3"> statement.</text:span></text:p>
        </text:list-item>
      </text:list>
      <text:p text:style-name="Standard"><text:span text:style-name="T3">switch(val) {</text:span></text:p>
      <text:p text:style-name="Standard"><text:span text:style-name="T3"><text:s text:c="2"/>case 1:</text:span></text:p>
      <text:p text:style-name="Standard"><text:span text:style-name="T3"><text:s text:c="2"/>case 2:</text:span></text:p>
      <text:p text:style-name="Standard"><text:span text:style-name="T3"><text:s text:c="2"/>case 3:</text:span></text:p>
      <text:p text:style-name="Standard"><text:span text:style-name="T3"><text:s text:c="4"/>result = "1, 2, or 3";</text:span></text:p>
      <text:p text:style-name="Standard"><text:span text:style-name="T3"><text:s text:c="4"/>break;</text:span></text:p>
      <text:list xml:id="list853822753" text:style-name="WWNum52">
        <text:list-item>
          <text:p text:style-name="P26"><text:span text:style-name="T4">If/ else if </text:span><text:span text:style-name="T3">statements can be converted into </text:span><text:span text:style-name="T4">switch</text:span><text:span text:style-name="T3"> statements </text:span></text:p>
        </text:list-item>
      </text:list>
      <text:p text:style-name="Standard"><text:span text:style-name="T3">if (val === 1) {</text:span></text:p>
      <text:p text:style-name="Standard"><text:span text:style-name="T3"><text:s text:c="2"/>answer = "a";</text:span></text:p>
      <text:p text:style-name="Standard"><text:span text:style-name="T3">} else if (val === 2) {</text:span></text:p>
      <text:p text:style-name="Standard"><text:span text:style-name="T3"><text:s text:c="2"/>answer = "b";</text:span></text:p>
      <text:p text:style-name="P1"/>
      <text:p text:style-name="Standard"><text:span text:style-name="T4">TO THIS</text:span></text:p>
      <text:p text:style-name="P1"><text:soft-page-break/></text:p>
      <text:p text:style-name="Standard"><text:span text:style-name="T3">switch(val) {</text:span></text:p>
      <text:p text:style-name="Standard"><text:span text:style-name="T3"><text:s text:c="2"/>case 1:</text:span></text:p>
      <text:p text:style-name="Standard"><text:span text:style-name="T3"><text:s text:c="4"/>answer = "a";</text:span></text:p>
      <text:p text:style-name="Standard"><text:span text:style-name="T3"><text:s text:c="4"/>break;</text:span></text:p>
      <text:p text:style-name="Standard"><text:span text:style-name="T3"><text:s text:c="2"/>case 2:</text:span></text:p>
      <text:p text:style-name="Standard"><text:span text:style-name="T3"><text:s text:c="4"/>answer = "b";</text:span></text:p>
      <text:p text:style-name="Standard"><text:span text:style-name="T3"><text:s text:c="4"/>break;</text:span></text:p>
      <text:p text:style-name="P1"/>
      <text:list xml:id="list3326718965" text:style-name="WWNum14">
        <text:list-item>
          <text:p text:style-name="P27"><text:span text:style-name="T4">Return</text:span><text:span text:style-name="T3"> = execution of the current function stops and returns to the calling location.</text:span></text:p>
        </text:list-item>
      </text:list>
      <text:p text:style-name="P1"/>
      <text:p text:style-name="Standard"><text:span text:style-name="T3">function isLess(a, b) {</text:span></text:p>
      <text:p text:style-name="Standard"><text:span text:style-name="T3"><text:s text:c="2"/>if (a &lt; b) {</text:span></text:p>
      <text:p text:style-name="Standard"><text:span text:style-name="T3"><text:s text:c="4"/>return true;</text:span></text:p>
      <text:p text:style-name="Standard"><text:span text:style-name="T3"><text:s text:c="2"/>} else {</text:span></text:p>
      <text:p text:style-name="Standard"><text:span text:style-name="T3"><text:s text:c="4"/>return false; <text:s/>} <text:s/></text:span></text:p>
      <text:p text:style-name="P1"/>
      <text:p text:style-name="Standard"><text:span text:style-name="T3">I</text:span><text:span text:style-name="T4">S THE SAME AS</text:span></text:p>
      <text:p text:style-name="P1"/>
      <text:p text:style-name="Standard"><text:span text:style-name="T3"><text:s text:c="2"/>return a &lt; b; }</text:span></text:p>
      <text:p text:style-name="Standard"><text:span text:style-name="T3">isLess(10, 15);</text:span></text:p>
      <text:p text:style-name="P1"><text:soft-page-break/></text:p>
      <text:p text:style-name="P1"/>
      <text:p text:style-name="Standard"><text:span text:style-name="T2">Objects</text:span></text:p>
      <text:p text:style-name="Standard"><text:span text:style-name="T4">Objects</text:span><text:span text:style-name="T3"> are similar to </text:span><text:span text:style-name="T4">arrays</text:span><text:span text:style-name="T3">, except that instead of using indexes to access and modify their data, you access the data in objects through what are called </text:span><text:span text:style-name="T4">properties</text:span><text:span text:style-name="T3">.</text:span></text:p>
      <text:list xml:id="list3938642397" text:style-name="WWNum57">
        <text:list-item>
          <text:p text:style-name="P54"><text:span text:style-name="T3">There are 2 ways to access the properties of an object: </text:span><text:span text:style-name="T4">dot notation</text:span><text:span text:style-name="T3"> and </text:span><text:span text:style-name="T4">bracket notation</text:span><text:span text:style-name="T3">.</text:span></text:p>
        </text:list-item>
        <text:list-item>
          <text:p text:style-name="P85"><text:span text:style-name="T4">Dot Notation <text:s/>.</text:span><text:span text:style-name="T3"> = used when you know the name of the property you’re trying to access ahead of time.</text:span></text:p>
        </text:list-item>
      </text:list>
      <text:p text:style-name="Standard"><text:span text:style-name="T3">var myObj = {</text:span></text:p>
      <text:p text:style-name="Standard"><text:span text:style-name="T3"><text:s text:c="2"/>prop1: "val1",</text:span></text:p>
      <text:p text:style-name="Standard"><text:span text:style-name="T3"><text:s text:c="2"/>prop2: "val2"</text:span></text:p>
      <text:p text:style-name="Standard"><text:span text:style-name="T3">};</text:span></text:p>
      <text:p text:style-name="Standard"><text:span text:style-name="T3">var prop1val = myObj.prop1; // val1</text:span></text:p>
      <text:p text:style-name="Standard"><text:span text:style-name="T3">var prop2val = myObj.prop2; // val2</text:span></text:p>
      <text:p text:style-name="P1"/>
      <text:list xml:id="list136544190" text:style-name="WWNum51">
        <text:list-item>
          <text:p text:style-name="P28"><text:span text:style-name="T4">Bracket Notation <text:s/>[ ]</text:span><text:span text:style-name="T3"> = If the property of the object you are trying to access has a space in its name, you will need to use bracket notation.</text:span></text:p>
        </text:list-item>
      </text:list>
      <text:p text:style-name="Standard"><text:span text:style-name="T3">You can still use bracket notation on object properties with spaces.</text:span></text:p>
      <text:p text:style-name="Standard"><text:span text:style-name="T3">var myObj = {</text:span></text:p>
      <text:p text:style-name="Standard"><text:span text:style-name="T3"><text:s text:c="2"/>"Space Name": "Kirk",</text:span></text:p>
      <text:p text:style-name="Standard"><text:span text:style-name="T3"><text:s text:c="2"/>"More Space": "Spock",</text:span></text:p>
      <text:p text:style-name="Standard"><text:span text:style-name="T3"><text:s text:c="2"/>"NoSpace": "USS Enterprise"</text:span></text:p>
      <text:p text:style-name="Standard"><text:span text:style-name="T3">};</text:span></text:p>
      <text:p text:style-name="Standard"><text:span text:style-name="T3">myObj["Space Name"]; // Kirk</text:span></text:p>
      <text:p text:style-name="Standard"><text:soft-page-break/><text:span text:style-name="T3">myObj['More Space']; // Spock</text:span></text:p>
      <text:p text:style-name="Standard"><text:span text:style-name="T3">myObj["NoSpace"]; <text:s text:c="3"/>// USS Enterprise</text:span></text:p>
      <text:p text:style-name="P1"/>
      <text:p text:style-name="Standard"><text:span text:style-name="T4">Note that property names with spaces in them must be in quotes (single or double).</text:span></text:p>
      <text:p text:style-name="P1"/>
      <text:list xml:id="list994795957" text:style-name="WWNum53">
        <text:list-item>
          <text:p text:style-name="P29"><text:span text:style-name="T3">Updating Object Properties = you can update the properties of a JS object using either </text:span><text:span text:style-name="T4">dot</text:span><text:span text:style-name="T3"> or </text:span><text:span text:style-name="T4">bracket</text:span><text:span text:style-name="T3"> notation.</text:span></text:p>
        </text:list-item>
      </text:list>
      <text:p text:style-name="Standard"><text:span text:style-name="T3">var myCat = {</text:span></text:p>
      <text:p text:style-name="Standard"><text:span text:style-name="T3"><text:tab/>“name”: “Kitty”,</text:span></text:p>
      <text:p text:style-name="Standard"><text:span text:style-name="T3"><text:tab/>“legs”: 4,</text:span></text:p>
      <text:p text:style-name="Standard"><text:span text:style-name="T3"><text:tab/>“tails”: 1, <text:s/>} ;</text:span></text:p>
      <text:p text:style-name="P1"/>
      <text:p text:style-name="Standard"><text:span text:style-name="T3">myCat.name = “New Kitty”<text:tab/><text:tab/></text:span><text:span text:style-name="T4">dot</text:span></text:p>
      <text:p text:style-name="Standard"><text:span text:style-name="T3">myCat[“name”] = “New Kitty”<text:tab/><text:tab/></text:span><text:span text:style-name="T4">bracket</text:span></text:p>
      <text:p text:style-name="P1"/>
      <text:list xml:id="list890419529" text:style-name="WWNum47">
        <text:list-item>
          <text:p text:style-name="P30"><text:span text:style-name="T3">You can add new properties to existing JavaScript objects the same way you would modify them.</text:span></text:p>
        </text:list-item>
      </text:list>
      <text:p text:style-name="Standard"><text:span text:style-name="T3">myCat.sound = “meow”;</text:span></text:p>
      <text:p text:style-name="Standard"><text:span text:style-name="T3">myCat[“sound”] = “meow”;</text:span></text:p>
      <text:p text:style-name="P1"/>
      <text:list xml:id="list4158109832" text:style-name="WWNum24">
        <text:list-item>
          <text:p text:style-name="P31"><text:span text:style-name="T3">You can </text:span><text:span text:style-name="T4">delete</text:span><text:span text:style-name="T3"> properties</text:span></text:p>
        </text:list-item>
      </text:list>
      <text:p text:style-name="Standard"><text:span text:style-name="T3">delete myCat.sound;</text:span></text:p>
      <text:p text:style-name="P1"/>
      <text:list xml:id="list4085379773" text:style-name="WWNum9">
        <text:list-item>
          <text:p text:style-name="P55"><text:soft-page-break/><text:span text:style-name="T3">You can use JS </text:span><text:span text:style-name="T4">objects</text:span><text:span text:style-name="T3"> to </text:span><text:span text:style-name="T4">lookup</text:span><text:span text:style-name="T3"> values instead of using a switch statement or an if/else chain</text:span></text:p>
        </text:list-item>
        <text:list-item>
          <text:p text:style-name="P86"><text:span text:style-name="T3">Sometimes is is useful to check if the property of a given object exists or not. We can use the </text:span><text:span text:style-name="T4">.hasOwnProperty(propname)</text:span><text:span text:style-name="T3"> method of objects to determine if that object has the given property name.</text:span></text:p>
        </text:list-item>
      </text:list>
      <text:p text:style-name="Standard"><text:span text:style-name="T4">.hasOwnProperty()</text:span><text:span text:style-name="T3"> returns </text:span><text:span text:style-name="T4">true</text:span><text:span text:style-name="T3"> or </text:span><text:span text:style-name="T4">false</text:span><text:span text:style-name="T3"> if the property is found or not.</text:span></text:p>
      <text:p text:style-name="P1"/>
      <text:list xml:id="list2255398256" text:style-name="WWNum21">
        <text:list-item>
          <text:p text:style-name="P56"><text:span text:style-name="T3">JS Objects can handle flexible data, and allow for multiple nominations of strings, numbers, booleans, arrays, functions and objects.</text:span></text:p>
        </text:list-item>
        <text:list-item>
          <text:p text:style-name="P69"><text:span text:style-name="T4">Metadata</text:span><text:span text:style-name="T3"> = data describing other data.</text:span></text:p>
        </text:list-item>
        <text:list-item>
          <text:p text:style-name="P87"><text:span text:style-name="T3">You can access nested objects { { { this part } } } by chaining together dot or bracket notation. </text:span><text:span text:style-name="T4">NOTE</text:span><text:span text:style-name="T3">: use bracket notation for properties with a space in their name.</text:span></text:p>
        </text:list-item>
      </text:list>
      <text:p text:style-name="P1"/>
      <text:p text:style-name="Standard"><text:span text:style-name="T2">Loops</text:span></text:p>
      <text:list xml:id="list535321958" text:style-name="WWNum18">
        <text:list-item>
          <text:p text:style-name="P57"><text:span text:style-name="T3">You can run the same code multiple times using </text:span><text:span text:style-name="T4">loops</text:span><text:span text:style-name="T3">.</text:span></text:p>
        </text:list-item>
        <text:list-item>
          <text:p text:style-name="P88"><text:span text:style-name="T4">While</text:span><text:span text:style-name="T3"> = runs code for the duration of the condition being true, then stops when the condition is no longer true.</text:span></text:p>
        </text:list-item>
      </text:list>
      <text:p text:style-name="Standard"><text:span text:style-name="T3">var myArray = [];</text:span></text:p>
      <text:p text:style-name="Standard"><text:span text:style-name="T3">var i = 5;</text:span></text:p>
      <text:p text:style-name="Standard"><text:span text:style-name="T3">while(i &gt;= 0) {</text:span></text:p>
      <text:p text:style-name="Standard"><text:span text:style-name="T3"><text:s text:c="4"/>myArray.push(i);</text:span></text:p>
      <text:p text:style-name="Standard"><text:span text:style-name="T3"><text:s text:c="4"/>i--;</text:span></text:p>
      <text:p text:style-name="Standard"><text:span text:style-name="T3">}</text:span></text:p>
      <text:p text:style-name="Standard"><text:span text:style-name="T3"><text:s/>myArray = [5, 4, 3, 2, 1, 0]</text:span></text:p>
      <text:p text:style-name="P1"/>
      <text:list xml:id="list368638576" text:style-name="WWNum37">
        <text:list-item>
          <text:p text:style-name="P32"><text:span text:style-name="T4">For</text:span><text:span text:style-name="T3"> = run code for a certain amount of times. For loops are declared with 3 optional expressions separated by semicolons.</text:span></text:p>
        </text:list-item>
      </text:list>
      <text:p text:style-name="Standard"><text:span text:style-name="T3">for ([initialization]; [condition]; [final-expression])</text:span></text:p>
      <text:p text:style-name="P1"><text:soft-page-break/></text:p>
      <text:p text:style-name="Standard"><text:span text:style-name="T4">Initialization</text:span><text:span text:style-name="T3"> = executed one time only before the loop starts. Typically used to define and setup loop variables.</text:span></text:p>
      <text:p text:style-name="P1"/>
      <text:p text:style-name="Standard"><text:span text:style-name="T4">Condition</text:span><text:span text:style-name="T3"> = evaluated at the start of every loop iteration and will continue as long as it evaluates as true. When the condition is false at the start of the iteration, the loop will stop executing. If the condition starts as false, the loop will never execute.</text:span></text:p>
      <text:p text:style-name="P1"/>
      <text:p text:style-name="Standard"><text:span text:style-name="T4">Final-expression</text:span><text:span text:style-name="T3"> = executed at the end of each loop iteration, prior to the next condition check and is usually used to increment or decrement loop counter.</text:span></text:p>
      <text:p text:style-name="P1"/>
      <text:list xml:id="list1590078163" text:style-name="WWNum19">
        <text:list-item>
          <text:p text:style-name="P58"><text:span text:style-name="T4">i++ </text:span><text:span text:style-name="T3">= increment (adds one to) its operation and return a value</text:span></text:p>
        </text:list-item>
        <text:list-item>
          <text:p text:style-name="P89"><text:span text:style-name="T4">i- -</text:span><text:span text:style-name="T3"> = decrement (takes one from) its operation and returns a value.</text:span></text:p>
        </text:list-item>
      </text:list>
      <text:p text:style-name="P1"/>
      <text:p text:style-name="Standard"><text:span text:style-name="T3">var ourArray = [];</text:span></text:p>
      <text:p text:style-name="Standard"><text:span text:style-name="T3">for (var i = 0; i &lt; 5; i++) {</text:span></text:p>
      <text:p text:style-name="Standard"><text:span text:style-name="T3"><text:s text:c="2"/>ourArray.push(i);</text:span></text:p>
      <text:p text:style-name="Standard"><text:span text:style-name="T3">}</text:span></text:p>
      <text:p text:style-name="Standard"><text:span text:style-name="T3">^ This = ourArray = [0, 1, 2, 3, 4]</text:span></text:p>
      <text:p text:style-name="Standard"><text:span text:style-name="T3">……………………………………………..</text:span></text:p>
      <text:p text:style-name="Standard"><text:span text:style-name="T3">var ourArray = [];</text:span></text:p>
      <text:p text:style-name="Standard"><text:span text:style-name="T3">for (var i = 0; i &lt; 10; i += 2) {</text:span></text:p>
      <text:p text:style-name="Standard"><text:span text:style-name="T3"><text:s text:c="2"/>ourArray.push(i);</text:span></text:p>
      <text:p text:style-name="Standard"><text:span text:style-name="T3">}</text:span></text:p>
      <text:p text:style-name="Standard"><text:span text:style-name="T3">^ This = ourArray = [0, 2, 4, 6, 8]</text:span></text:p>
      <text:p text:style-name="Standard"><text:soft-page-break/><text:span text:style-name="T3">…………………………………………….</text:span></text:p>
      <text:p text:style-name="Standard"><text:span text:style-name="T3">var ourArray = [];</text:span></text:p>
      <text:p text:style-name="Standard"><text:span text:style-name="T3">for (var i = 10; i &gt; 0; i -= 2) {</text:span></text:p>
      <text:p text:style-name="Standard"><text:span text:style-name="T3"><text:s text:c="2"/>ourArray.push(i);</text:span></text:p>
      <text:p text:style-name="Standard"><text:span text:style-name="T3">}</text:span></text:p>
      <text:p text:style-name="Standard"><text:span text:style-name="T3">^This = ourArray = [10, 8, 6, 4, 2]</text:span></text:p>
      <text:p text:style-name="Standard"><text:span text:style-name="T3">………………………………………………….</text:span></text:p>
      <text:p text:style-name="Standard"><text:span text:style-name="T3">var myArray = [];</text:span></text:p>
      <text:p text:style-name="P1"/>
      <text:p text:style-name="Standard"><text:span text:style-name="T3">// Only change code below this line</text:span></text:p>
      <text:p text:style-name="Standard"><text:span text:style-name="T3">for (var i = 9; i &gt; 0; i -= 2) {</text:span></text:p>
      <text:p text:style-name="Standard"><text:span text:style-name="T3"><text:s text:c="4"/>myArray.push(i);</text:span></text:p>
      <text:p text:style-name="Standard"><text:span text:style-name="T3">}</text:span></text:p>
      <text:p text:style-name="Standard"><text:span text:style-name="T3">^This = myArray = [9, 7, 5, 3, 1]</text:span></text:p>
      <text:p text:style-name="Standard"><text:span text:style-name="T3">………………………………………………………..</text:span></text:p>
      <text:p text:style-name="Standard"><text:span text:style-name="T3">function multiplyAll(arr) {</text:span></text:p>
      <text:p text:style-name="Standard"><text:span text:style-name="T3"><text:s text:c="2"/>var product = 1;</text:span></text:p>
      <text:p text:style-name="Standard"><text:span text:style-name="T3">for (var i = 0; i &lt; arr.length; i++) {</text:span></text:p>
      <text:p text:style-name="Standard"><text:span text:style-name="T3"><text:s text:c="2"/>for (var j = 0; j &lt; arr[i].length; j++) {</text:span></text:p>
      <text:p text:style-name="Standard"><text:span text:style-name="T3"><text:s text:c="4"/>product = product * arr[i][j];</text:span></text:p>
      <text:p text:style-name="Standard"><text:span text:style-name="T3"><text:s text:c="2"/>}</text:span></text:p>
      <text:p text:style-name="Standard"><text:soft-page-break/><text:span text:style-name="T3">}</text:span></text:p>
      <text:p text:style-name="Standard"><text:span text:style-name="T3"><text:s text:c="2"/>return product;</text:span></text:p>
      <text:p text:style-name="Standard"><text:span text:style-name="T3">}</text:span></text:p>
      <text:p text:style-name="P1"/>
      <text:p text:style-name="Standard"><text:span text:style-name="T3">multiplyAll([[1,2],[3,4],[5,6,7]]);</text:span></text:p>
      <text:p text:style-name="Standard"><text:span text:style-name="T3"><text:s/>^This is an example of </text:span><text:span text:style-name="T4">nesting loops</text:span><text:span text:style-name="T3">.</text:span></text:p>
      <text:p text:style-name="P1"/>
      <text:p text:style-name="P1"/>
      <text:list xml:id="list664358257" text:style-name="WWNum2">
        <text:list-item>
          <text:p text:style-name="P59"><text:span text:style-name="T4">Do….while</text:span><text:span text:style-name="T3"> = executes one part of the code no matter what, and then will continues to run the loop while the specified condition is true.</text:span></text:p>
        </text:list-item>
        <text:list-item>
          <text:p text:style-name="P90"><text:span text:style-name="T4">Recursion</text:span><text:span text:style-name="T3"> = the concept that a function can be expressed in terms of itself.</text:span></text:p>
        </text:list-item>
      </text:list>
      <text:p text:style-name="P1"/>
      <text:p text:style-name="P1"/>
      <text:p text:style-name="Standard"><text:span text:style-name="T2">Random</text:span></text:p>
      <text:list xml:id="list1050280042" text:style-name="WWNum40">
        <text:list-item>
          <text:p text:style-name="P60"><text:span text:style-name="T3">Random numbers are useful for creating random behavior.</text:span></text:p>
        </text:list-item>
        <text:list-item>
          <text:p text:style-name="P91"><text:span text:style-name="T3">Math.random() = generates a random decimal number between 0 (inclusive) and 1 (exclusive). * Math.random() can return to 0 but never get all the way to 1.</text:span></text:p>
        </text:list-item>
      </text:list>
      <text:p text:style-name="P1"/>
      <text:p text:style-name="Standard"><text:span text:style-name="T3">function randomFraction() {</text:span></text:p>
      <text:p text:style-name="Standard"><text:span text:style-name="T3">var result = 0;</text:span></text:p>
      <text:p text:style-name="Standard"><text:span text:style-name="T3">while (result === 0) {</text:span></text:p>
      <text:p text:style-name="Standard"><text:span text:style-name="T3"><text:s text:c="2"/>result = Math.random();</text:span></text:p>
      <text:p text:style-name="Standard"><text:span text:style-name="T3">}</text:span></text:p>
      <text:p text:style-name="Standard"><text:soft-page-break/><text:span text:style-name="T3">return result;</text:span></text:p>
      <text:p text:style-name="Standard"><text:span text:style-name="T3">}</text:span></text:p>
      <text:p text:style-name="P1"/>
      <text:list xml:id="list332422700" text:style-name="WWNum25">
        <text:list-item>
          <text:p text:style-name="P33"><text:span text:style-name="T3">Math.floor() = round number down to nearest whole number.</text:span></text:p>
        </text:list-item>
      </text:list>
      <text:p text:style-name="P1"/>
      <text:p text:style-name="Standard"><text:span text:style-name="T3">function randomWholeNum() {</text:span></text:p>
      <text:p text:style-name="P1"/>
      <text:p text:style-name="Standard"><text:span text:style-name="T3"><text:s text:c="2"/>return Math.floor(Math.random() * 10);</text:span></text:p>
      <text:p text:style-name="Standard"><text:span text:style-name="T3">}</text:span></text:p>
      <text:p text:style-name="Standard"><text:span text:style-name="T3">^This is how to generate a </text:span><text:span text:style-name="T4">Random Whole Number</text:span><text:span text:style-name="T3"> </text:span><text:span text:style-name="T4">1 - 9</text:span><text:span text:style-name="T3"> .</text:span></text:p>
      <text:p text:style-name="Standard"><text:span text:style-name="T3">Generate random decimal number ( Math.random() )</text:span></text:p>
      <text:p text:style-name="Standard"><text:span text:style-name="T3">Multiply decimal by 10 ( *10 )</text:span></text:p>
      <text:p text:style-name="Standard"><text:span text:style-name="T3">Use Math.floor() function to round number down to nearest whole number.</text:span></text:p>
      <text:p text:style-name="Standard"><text:span text:style-name="T3">……………………………………………………………………….</text:span></text:p>
      <text:p text:style-name="Standard"><text:span text:style-name="T3">Math.floor(Math.random() * (max - min + 1)) + min</text:span></text:p>
      <text:p text:style-name="P1"/>
      <text:p text:style-name="Standard"><text:span text:style-name="T3">^This generates a random whole number between 2 specific numbers.</text:span></text:p>
      <text:p text:style-name="P1"/>
      <text:list xml:id="list3514864219" text:style-name="WWNum38">
        <text:list-item>
          <text:p text:style-name="P34"><text:span text:style-name="T4">parseInt()</text:span><text:span text:style-name="T3"> = parses (analyses) a string and returns an integer.</text:span></text:p>
        </text:list-item>
      </text:list>
      <text:p text:style-name="P1"/>
      <text:p text:style-name="Standard"><text:span text:style-name="T3">var a = parseInt("007");</text:span></text:p>
      <text:p text:style-name="Standard"><text:soft-page-break/><text:span text:style-name="T3">^ This function converts the string “007” into an integer 7. If the first character in the string can’t be converted into a number, then it returns NaN.</text:span></text:p>
      <text:p text:style-name="P1"/>
      <text:list xml:id="list1560166371" text:style-name="WWNum10">
        <text:list-item>
          <text:p text:style-name="P35"><text:span text:style-name="T3">Radix = specifies the base of the number in the string. can be an integer between 2 and 36.</text:span></text:p>
        </text:list-item>
      </text:list>
      <text:p text:style-name="Standard"><text:span text:style-name="T3">parseInt(string, radix);</text:span></text:p>
      <text:p text:style-name="Standard"><text:span text:style-name="T3"><text:tab/>Radix can convert binary numbers into decimal numbers</text:span></text:p>
      <text:p text:style-name="P1"/>
      <text:list xml:id="list3493349511" text:style-name="WWNum16">
        <text:list-item>
          <text:p text:style-name="P36"><text:span text:style-name="T3">Conditional/Ternary Operator ? = can be used as a one-line if/else expression.</text:span></text:p>
        </text:list-item>
      </text:list>
      <text:p text:style-name="Standard"><text:span text:style-name="T3">function findGreater(a, b) {</text:span></text:p>
      <text:p text:style-name="Standard"><text:span text:style-name="T3"><text:s text:c="2"/>if(a &gt; b) {</text:span></text:p>
      <text:p text:style-name="Standard"><text:span text:style-name="T3"><text:s text:c="4"/>return "a is greater";</text:span></text:p>
      <text:p text:style-name="Standard"><text:span text:style-name="T3"><text:s text:c="2"/>}</text:span></text:p>
      <text:p text:style-name="Standard"><text:span text:style-name="T3"><text:s text:c="2"/>else {</text:span></text:p>
      <text:p text:style-name="Standard"><text:span text:style-name="T3"><text:s text:c="4"/>return "b is greater";</text:span></text:p>
      <text:p text:style-name="Standard"><text:span text:style-name="T3"><text:s text:c="2"/>}</text:span></text:p>
      <text:p text:style-name="Standard"><text:span text:style-name="T3">}</text:span></text:p>
      <text:p text:style-name="P1"/>
      <text:p text:style-name="Standard"><text:span text:style-name="T4">TO THIS</text:span></text:p>
      <text:p text:style-name="P1"/>
      <text:p text:style-name="Standard"><text:span text:style-name="T3">function findGreater(a, b) {</text:span></text:p>
      <text:p text:style-name="Standard"><text:span text:style-name="T3"><text:s text:c="2"/>return a &gt; b ? "a is greater" : "b is greater";</text:span></text:p>
      <text:p text:style-name="Standard"><text:span text:style-name="T3">}</text:span></text:p>
      <text:p text:style-name="P1"><text:soft-page-break/></text:p>
      <text:list xml:id="list1149243151" text:style-name="WWNum4">
        <text:list-item>
          <text:p text:style-name="P37"><text:span text:style-name="T3">You can use multiple Ternary Operators by chaining them together.</text:span></text:p>
        </text:list-item>
      </text:list>
      <text:p text:style-name="Standard"><text:span text:style-name="T3">function checkSign(num) {</text:span></text:p>
      <text:p text:style-name="Standard"><text:span text:style-name="T3">return num &gt; 0 ? "positive"</text:span></text:p>
      <text:p text:style-name="Standard"><text:span text:style-name="T3">: num &lt; 0 ? "negative"</text:span></text:p>
      <text:p text:style-name="Standard"><text:span text:style-name="T3">:"zero";</text:span></text:p>
      <text:p text:style-name="Standard"><text:span text:style-name="T3">}</text:span></text:p>
      <text:p text:style-name="P1"/>
      <text:p text:style-name="Standard"><text:span text:style-name="T3">checkSign(10);</text:span></text:p>
      <text:p text:style-name="P1"/>
      <text:list xml:id="list642402046" text:style-name="WWNum42">
        <text:list-item>
          <text:p text:style-name="P38"><text:span text:style-name="T3">Use </text:span><text:span text:style-name="T4">recursion</text:span><text:span text:style-name="T3"> to create a countdown.</text:span></text:p>
        </text:list-item>
      </text:list>
      <text:p text:style-name="Standard"><text:span text:style-name="T3">function countdown(n){</text:span></text:p>
      <text:p text:style-name="Standard"><text:span text:style-name="T3"><text:s text:c="2"/>return n &lt; 1 ? []</text:span></text:p>
      <text:p text:style-name="Standard"><text:span text:style-name="T3"><text:s text:c="2"/>: [n, ...countdown(n - 1)];</text:span></text:p>
      <text:p text:style-name="Standard"><text:span text:style-name="T3">}</text:span></text:p>
      <text:p text:style-name="P1"/>
      <text:p text:style-name="P9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9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9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9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9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9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9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9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9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9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9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9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9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9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9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9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9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9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9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9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9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9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9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9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9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9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9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9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9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9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9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9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9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9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font-size="9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9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9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9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9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size="9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9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9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2" meta:paragraph-count="394" meta:word-count="3359" meta:character-count="18266" meta:non-whitespace-character-count="15133"/>
    <meta:generator>LibreOfficeDev/6.0.5.2$Linux_X86_64 LibreOffice_project/</meta:generator>
  </office:meta>
</office:document-meta>
</file>